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">
      <style:text-properties/>
      <style:paragraph-properties fo:text-align="left" fo:margin-left="0pt"/>
    </style:style>
    <style:style style:family="graphic" style:name="gr3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">
      <style:text-properties/>
      <style:paragraph-properties fo:text-align="left" fo:margin-left="0pt"/>
    </style:style>
    <style:style style:family="graphic" style:name="g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">
      <style:text-properties/>
      <style:paragraph-properties fo:line-height="14.14pt" fo:text-align="center" fo:margin-left="0pt" fo:margin-top="0pt" fo:margin-bottom="0pt"/>
    </style:style>
    <style:style style:family="text" style:name="T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5">
      <style:graphic-properties draw:fill="none" draw:auto-grow-height="false" draw:auto-grow-width="false" draw:stroke="solid" svg:stroke-color="#000000" svg:stroke-width="0.03528cm"/>
    </style:style>
    <style:style style:family="paragraph" style:name="P6">
      <style:text-properties/>
      <style:paragraph-properties fo:text-align="left" fo:margin-left="0pt"/>
    </style:style>
    <style:style style:family="graphic" style:name="gr6">
      <style:graphic-properties draw:fill="none" draw:auto-grow-height="false" draw:auto-grow-width="false" draw:stroke="solid" svg:stroke-color="#000000" svg:stroke-width="0.03528cm"/>
    </style:style>
    <style:style style:family="paragraph" style:name="P7">
      <style:text-properties/>
      <style:paragraph-properties fo:text-align="left" fo:margin-left="0pt"/>
    </style:style>
    <style:style style:family="graphic" style:name="gr7">
      <style:graphic-properties draw:fill="none" draw:auto-grow-height="false" draw:auto-grow-width="false" draw:stroke="solid" svg:stroke-color="#000000" svg:stroke-width="0.03528cm"/>
    </style:style>
    <style:style style:family="paragraph" style:name="P8">
      <style:text-properties/>
      <style:paragraph-properties fo:text-align="left" fo:margin-left="0pt"/>
    </style:style>
    <style:style style:family="graphic" style:name="gr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9">
      <style:text-properties/>
      <style:paragraph-properties fo:text-align="left" fo:margin-left="0pt"/>
    </style:style>
    <style:style style:family="graphic" style:name="gr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">
      <style:text-properties/>
      <style:paragraph-properties fo:line-height="14.13pt" fo:text-align="center" fo:margin-left="0pt" fo:margin-top="0pt" fo:margin-bottom="0pt"/>
    </style:style>
    <style:style style:family="text" style:name="T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5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6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10">
      <style:graphic-properties draw:fill="none" draw:auto-grow-height="false" draw:auto-grow-width="false" draw:stroke="solid" svg:stroke-color="#000000" svg:stroke-width="0.03528cm"/>
    </style:style>
    <style:style style:family="paragraph" style:name="P11">
      <style:text-properties/>
      <style:paragraph-properties fo:text-align="left" fo:margin-left="0pt"/>
    </style:style>
    <style:style style:family="graphic" style:name="gr11">
      <style:graphic-properties draw:fill="none" draw:auto-grow-height="false" draw:auto-grow-width="false" draw:stroke="solid" svg:stroke-color="#000000" svg:stroke-width="0.03528cm"/>
    </style:style>
    <style:style style:family="paragraph" style:name="P12">
      <style:text-properties/>
      <style:paragraph-properties fo:text-align="left" fo:margin-left="0pt"/>
    </style:style>
    <style:style style:family="graphic" style:name="gr12">
      <style:graphic-properties draw:fill="none" draw:auto-grow-height="false" draw:auto-grow-width="false" draw:stroke="solid" svg:stroke-color="#000000" svg:stroke-width="0.03528cm"/>
    </style:style>
    <style:style style:family="paragraph" style:name="P13">
      <style:text-properties/>
      <style:paragraph-properties fo:text-align="left" fo:margin-left="0pt"/>
    </style:style>
    <style:style style:family="graphic" style:name="gr13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">
      <style:text-properties/>
      <style:paragraph-properties fo:text-align="left" fo:margin-left="0pt"/>
    </style:style>
    <style:style style:family="graphic" style:name="gr1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line-height="14.13pt" fo:text-align="center" fo:margin-left="0pt" fo:margin-top="0pt" fo:margin-bottom="0pt"/>
    </style:style>
    <style:style style:family="text" style:name="T7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8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15">
      <style:graphic-properties draw:fill="none" draw:auto-grow-height="false" draw:auto-grow-width="false" draw:stroke="solid" svg:stroke-color="#000000" svg:stroke-width="0.03528cm"/>
    </style:style>
    <style:style style:family="paragraph" style:name="P16">
      <style:text-properties/>
      <style:paragraph-properties fo:text-align="left" fo:margin-left="0pt"/>
    </style:style>
    <style:style style:family="graphic" style:name="gr16">
      <style:graphic-properties draw:fill="none" draw:auto-grow-height="false" draw:auto-grow-width="false" draw:stroke="solid" svg:stroke-color="#000000" svg:stroke-width="0.03528cm"/>
    </style:style>
    <style:style style:family="paragraph" style:name="P17">
      <style:text-properties/>
      <style:paragraph-properties fo:text-align="left" fo:margin-left="0pt"/>
    </style:style>
    <style:style style:family="graphic" style:name="gr17">
      <style:graphic-properties draw:fill="none" draw:auto-grow-height="false" draw:auto-grow-width="false" draw:stroke="solid" svg:stroke-color="#000000" svg:stroke-width="0.03528cm"/>
    </style:style>
    <style:style style:family="paragraph" style:name="P18">
      <style:text-properties/>
      <style:paragraph-properties fo:text-align="left" fo:margin-left="0pt"/>
    </style:style>
    <style:style style:family="graphic" style:name="gr1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">
      <style:text-properties/>
      <style:paragraph-properties fo:text-align="left" fo:margin-left="0pt"/>
    </style:style>
    <style:style style:family="text" style:name="T10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11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1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">
      <style:text-properties/>
      <style:paragraph-properties fo:text-align="left" fo:margin-left="0pt"/>
    </style:style>
    <style:style style:family="text" style:name="T12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13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2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left" fo:margin-left="0pt"/>
    </style:style>
    <style:style style:family="text" style:name="T1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15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2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center" fo:margin-left="0pt"/>
    </style:style>
    <style:style style:family="text" style:name="T1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">
      <style:text-properties/>
      <style:paragraph-properties fo:text-align="center" fo:margin-left="0pt"/>
    </style:style>
    <style:style style:family="text" style:name="T1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4">
      <style:text-properties/>
      <style:paragraph-properties/>
    </style:style>
    <style:style style:family="graphic" style:name="gr24">
      <style:graphic-properties draw:fill="none" draw:auto-grow-height="false" draw:auto-grow-width="false" draw:stroke="solid" svg:stroke-color="#000000" svg:stroke-width="0.03528cm" style:mirror="vertical horizontal"/>
    </style:style>
    <style:style style:family="paragraph" style:name="P25">
      <style:text-properties/>
      <style:paragraph-properties/>
    </style:style>
    <style:style style:family="graphic" style:name="gr25">
      <style:graphic-properties draw:fill="none" draw:auto-grow-height="false" draw:auto-grow-width="false" draw:stroke="solid" draw:marker-end="TriangleMarker" draw:marker-end-width="1.809pt" svg:stroke-color="#000000" svg:stroke-width="0.03528cm"/>
    </style:style>
    <style:style style:family="paragraph" style:name="P26">
      <style:text-properties/>
      <style:paragraph-properties/>
    </style:style>
    <style:style style:family="graphic" style:name="gr2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">
      <style:text-properties/>
      <style:paragraph-properties/>
    </style:style>
    <style:style style:family="graphic" style:name="gr27">
      <style:graphic-properties draw:fill="none" draw:auto-grow-height="false" draw:auto-grow-width="false" draw:stroke="solid" draw:marker-end="TriangleMarker" draw:marker-end-width="6.528pt" svg:stroke-color="#000000" svg:stroke-width="0.03528cm" style:mirror="horizontal"/>
    </style:style>
    <style:style style:family="paragraph" style:name="P28">
      <style:text-properties/>
      <style:paragraph-properties/>
    </style:style>
    <style:style style:family="graphic" style:name="gr2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">
      <style:text-properties/>
      <style:paragraph-properties fo:text-align="center" fo:margin-left="0pt"/>
    </style:style>
    <style:style style:family="text" style:name="T1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0">
      <style:text-properties/>
      <style:paragraph-properties fo:text-align="left" fo:margin-left="0pt"/>
    </style:style>
    <style:style style:family="graphic" style:name="gr30">
      <style:graphic-properties draw:fill-color="#ED7D31" draw:fill="solid" draw:auto-grow-height="false" draw:auto-grow-width="false" draw:stroke="none" fo:background-color="transparent"/>
    </style:style>
    <style:style style:family="paragraph" style:name="P31">
      <style:text-properties/>
      <style:paragraph-properties fo:text-align="left" fo:margin-left="0pt"/>
    </style:style>
    <style:style style:family="graphic" style:name="gr3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">
      <style:text-properties/>
      <style:paragraph-properties fo:text-align="center" fo:margin-left="0pt"/>
    </style:style>
    <style:style style:family="text" style:name="T19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3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3">
      <style:text-properties/>
      <style:paragraph-properties fo:text-align="left" fo:margin-left="0pt"/>
    </style:style>
    <style:style style:family="graphic" style:name="gr3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line-height="14.13pt" fo:text-align="center" fo:margin-left="0pt" fo:margin-top="0pt" fo:margin-bottom="0pt"/>
    </style:style>
    <style:style style:family="text" style:name="T2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4">
      <style:graphic-properties draw:fill="none" draw:auto-grow-height="false" draw:auto-grow-width="false" draw:stroke="solid" svg:stroke-color="#000000" svg:stroke-width="0.03528cm"/>
    </style:style>
    <style:style style:family="paragraph" style:name="P35">
      <style:text-properties/>
      <style:paragraph-properties fo:text-align="left" fo:margin-left="0pt"/>
    </style:style>
    <style:style style:family="graphic" style:name="gr35">
      <style:graphic-properties draw:fill="none" draw:auto-grow-height="false" draw:auto-grow-width="false" draw:stroke="solid" svg:stroke-color="#000000" svg:stroke-width="0.03528cm"/>
    </style:style>
    <style:style style:family="paragraph" style:name="P36">
      <style:text-properties/>
      <style:paragraph-properties fo:text-align="left" fo:margin-left="0pt"/>
    </style:style>
    <style:style style:family="graphic" style:name="gr36">
      <style:graphic-properties draw:fill="none" draw:auto-grow-height="false" draw:auto-grow-width="false" draw:stroke="solid" svg:stroke-color="#000000" svg:stroke-width="0.03528cm"/>
    </style:style>
    <style:style style:family="paragraph" style:name="P37">
      <style:text-properties/>
      <style:paragraph-properties fo:text-align="left" fo:margin-left="0pt"/>
    </style:style>
    <style:style style:family="graphic" style:name="gr3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8">
      <style:text-properties/>
      <style:paragraph-properties fo:text-align="left" fo:margin-left="0pt"/>
    </style:style>
    <style:style style:family="graphic" style:name="gr3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9">
      <style:text-properties/>
      <style:paragraph-properties fo:line-height="14.13pt" fo:text-align="center" fo:margin-left="0pt" fo:margin-top="0pt" fo:margin-bottom="0pt"/>
    </style:style>
    <style:style style:family="text" style:name="T2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5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9">
      <style:graphic-properties draw:fill="none" draw:auto-grow-height="false" draw:auto-grow-width="false" draw:stroke="solid" svg:stroke-color="#000000" svg:stroke-width="0.03528cm"/>
    </style:style>
    <style:style style:family="paragraph" style:name="P40">
      <style:text-properties/>
      <style:paragraph-properties fo:text-align="left" fo:margin-left="0pt"/>
    </style:style>
    <style:style style:family="graphic" style:name="gr40">
      <style:graphic-properties draw:fill="none" draw:auto-grow-height="false" draw:auto-grow-width="false" draw:stroke="solid" svg:stroke-color="#000000" svg:stroke-width="0.03528cm"/>
    </style:style>
    <style:style style:family="paragraph" style:name="P41">
      <style:text-properties/>
      <style:paragraph-properties fo:text-align="left" fo:margin-left="0pt"/>
    </style:style>
    <style:style style:family="graphic" style:name="gr41">
      <style:graphic-properties draw:fill="none" draw:auto-grow-height="false" draw:auto-grow-width="false" draw:stroke="solid" svg:stroke-color="#000000" svg:stroke-width="0.03528cm"/>
    </style:style>
    <style:style style:family="paragraph" style:name="P42">
      <style:text-properties/>
      <style:paragraph-properties fo:text-align="left" fo:margin-left="0pt"/>
    </style:style>
    <style:style style:family="graphic" style:name="gr4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text-align="left" fo:margin-left="0pt"/>
    </style:style>
    <style:style style:family="text" style:name="T2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27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4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4">
      <style:text-properties/>
      <style:paragraph-properties fo:text-align="left" fo:margin-left="0pt"/>
    </style:style>
    <style:style style:family="text" style:name="T2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29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4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text-align="center" fo:margin-left="0pt"/>
    </style:style>
    <style:style style:family="text" style:name="T30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4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text-align="center" fo:margin-left="0pt"/>
    </style:style>
    <style:style style:family="text" style:name="T31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4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7">
      <style:text-properties/>
      <style:paragraph-properties/>
    </style:style>
    <style:style style:family="graphic" style:name="gr47">
      <style:graphic-properties draw:fill-color="#547F34" draw:fill="solid" draw:auto-grow-height="false" draw:auto-grow-width="false" draw:stroke="none"/>
    </style:style>
    <style:style style:family="paragraph" style:name="P48">
      <style:text-properties/>
      <style:paragraph-properties fo:text-align="left" fo:margin-left="0pt"/>
    </style:style>
    <style:style style:family="graphic" style:name="gr4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">
      <style:text-properties/>
      <style:paragraph-properties fo:text-align="center" fo:margin-left="0pt"/>
    </style:style>
    <style:style style:family="text" style:name="T32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4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text-align="center" fo:margin-left="0pt"/>
    </style:style>
    <style:style style:family="text" style:name="T33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50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1">
      <style:text-properties/>
      <style:paragraph-properties fo:text-align="left" fo:margin-left="0pt"/>
    </style:style>
    <style:style style:family="graphic" style:name="gr5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line-height="14.13pt" fo:text-align="center" fo:margin-left="0pt" fo:margin-top="0pt" fo:margin-bottom="0pt"/>
    </style:style>
    <style:style style:family="text" style:name="T3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35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36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52">
      <style:graphic-properties draw:fill="none" draw:auto-grow-height="false" draw:auto-grow-width="false" draw:stroke="solid" svg:stroke-color="#000000" svg:stroke-width="0.03528cm"/>
    </style:style>
    <style:style style:family="paragraph" style:name="P53">
      <style:text-properties/>
      <style:paragraph-properties fo:text-align="left" fo:margin-left="0pt"/>
    </style:style>
    <style:style style:family="graphic" style:name="gr53">
      <style:graphic-properties draw:fill="none" draw:auto-grow-height="false" draw:auto-grow-width="false" draw:stroke="solid" svg:stroke-color="#000000" svg:stroke-width="0.03528cm"/>
    </style:style>
    <style:style style:family="paragraph" style:name="P54">
      <style:text-properties/>
      <style:paragraph-properties fo:text-align="left" fo:margin-left="0pt"/>
    </style:style>
    <style:style style:family="graphic" style:name="gr54">
      <style:graphic-properties draw:fill="none" draw:auto-grow-height="false" draw:auto-grow-width="false" draw:stroke="solid" svg:stroke-color="#000000" svg:stroke-width="0.03528cm"/>
    </style:style>
    <style:style style:family="paragraph" style:name="P55">
      <style:text-properties/>
      <style:paragraph-properties fo:text-align="left" fo:margin-left="0pt"/>
    </style:style>
    <style:style style:family="graphic" style:name="gr5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6">
      <style:text-properties/>
      <style:paragraph-properties fo:text-align="left" fo:margin-left="0pt"/>
    </style:style>
    <style:style style:family="text" style:name="T3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38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5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57">
      <style:text-properties/>
      <style:paragraph-properties/>
    </style:style>
    <style:style style:family="graphic" style:name="gr57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58">
      <style:text-properties/>
      <style:paragraph-properties/>
    </style:style>
    <style:style style:family="graphic" style:name="gr5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59">
      <style:text-properties/>
      <style:paragraph-properties/>
    </style:style>
    <style:style style:family="graphic" style:name="gr5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60">
      <style:text-properties/>
      <style:paragraph-properties/>
    </style:style>
    <style:style style:family="graphic" style:name="gr60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61">
      <style:text-properties/>
      <style:paragraph-properties/>
    </style:style>
    <style:style style:family="graphic" style:name="gr6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2">
      <style:text-properties/>
      <style:paragraph-properties fo:text-align="left" fo:margin-left="0pt"/>
    </style:style>
    <style:style style:family="text" style:name="T3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40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6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text-align="center" fo:margin-left="0pt"/>
    </style:style>
    <style:style style:family="text" style:name="T41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6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64">
      <style:text-properties/>
      <style:paragraph-properties/>
    </style:style>
    <style:style style:family="graphic" style:name="gr6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65">
      <style:text-properties/>
      <style:paragraph-properties/>
    </style:style>
    <style:style style:family="graphic" style:name="gr6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66">
      <style:text-properties/>
      <style:paragraph-properties/>
    </style:style>
    <style:style style:family="graphic" style:name="gr66">
      <style:graphic-properties draw:fill="none" draw:auto-grow-height="false" draw:auto-grow-width="false" draw:stroke="solid" draw:marker-end="TriangleMarker" draw:marker-end-width="1.614pt" svg:stroke-color="#000000" svg:stroke-width="0.03528cm"/>
    </style:style>
    <style:style style:family="paragraph" style:name="P67">
      <style:text-properties/>
      <style:paragraph-properties/>
    </style:style>
    <style:style style:family="graphic" style:name="gr6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68">
      <style:text-properties/>
      <style:paragraph-properties/>
    </style:style>
    <style:style style:family="graphic" style:name="gr6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69">
      <style:text-properties/>
      <style:paragraph-properties/>
    </style:style>
    <style:style style:family="graphic" style:name="gr6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70">
      <style:text-properties/>
      <style:paragraph-properties fo:text-align="left" fo:margin-left="0pt"/>
    </style:style>
    <style:style style:family="graphic" style:name="gr70">
      <style:graphic-properties draw:fill-color="#547F34" draw:fill="solid" draw:auto-grow-height="false" draw:auto-grow-width="false" draw:stroke="none"/>
    </style:style>
    <style:style style:family="paragraph" style:name="P71">
      <style:text-properties/>
      <style:paragraph-properties fo:text-align="left" fo:margin-left="0pt"/>
    </style:style>
    <style:style style:family="graphic" style:name="gr7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72">
      <style:text-properties/>
      <style:paragraph-properties fo:text-align="left" fo:margin-left="0pt"/>
    </style:style>
    <style:style style:family="graphic" style:name="gr72">
      <style:graphic-properties draw:fill-color="#ED7D31" draw:fill="solid" draw:auto-grow-height="false" draw:auto-grow-width="false" draw:stroke="none" fo:background-color="transparent"/>
    </style:style>
    <style:style style:family="paragraph" style:name="P73">
      <style:text-properties/>
      <style:paragraph-properties fo:text-align="left" fo:margin-left="0pt"/>
    </style:style>
    <style:style style:family="graphic" style:name="gr7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74">
      <style:text-properties/>
      <style:paragraph-properties/>
    </style:style>
    <style:style style:family="graphic" style:name="gr7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75">
      <style:text-properties/>
      <style:paragraph-properties/>
    </style:style>
    <style:style style:family="graphic" style:name="gr7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76">
      <style:text-properties/>
      <style:paragraph-properties/>
    </style:style>
    <style:style style:family="graphic" style:name="gr7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77">
      <style:text-properties/>
      <style:paragraph-properties/>
    </style:style>
    <style:style style:family="graphic" style:name="gr77">
      <style:graphic-properties draw:fill="none" draw:stroke="solid" svg:stroke-color="#000000" svg:stroke-width="0.03528cm" style:mirror="horizontal"/>
    </style:style>
    <style:style style:family="graphic" style:name="gr78">
      <style:graphic-properties draw:fill="none" draw:stroke="solid" svg:stroke-color="#000000" svg:stroke-width="0.03528cm" style:mirror="vertical horizontal"/>
    </style:style>
    <style:style style:family="graphic" style:name="gr79">
      <style:graphic-properties draw:fill="none" draw:stroke="solid" svg:stroke-color="#000000" svg:stroke-width="0.03528cm" style:mirror="vertical horizontal"/>
    </style:style>
    <style:style style:family="graphic" style:name="gr80">
      <style:graphic-properties draw:fill="none" draw:stroke="solid" svg:stroke-color="#000000" svg:stroke-width="0.03528cm" style:mirror="horizontal"/>
    </style:style>
    <style:style style:family="graphic" style:name="gr81">
      <style:graphic-properties draw:fill="none" draw:auto-grow-height="false" draw:auto-grow-width="false" draw:stroke="solid" svg:stroke-color="#000000" svg:stroke-width="0.03528cm" style:mirror="vertical horizontal"/>
    </style:style>
    <style:style style:family="paragraph" style:name="P78">
      <style:text-properties/>
      <style:paragraph-properties/>
    </style:style>
    <style:style style:family="graphic" style:name="gr82">
      <style:graphic-properties draw:fill="none" draw:stroke="solid" svg:stroke-color="#000000" svg:stroke-width="0.03528cm" style:mirror="vertical"/>
    </style:style>
    <style:style style:family="graphic" style:name="gr8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79">
      <style:text-properties/>
      <style:paragraph-properties/>
    </style:style>
    <style:style style:family="graphic" style:name="gr84">
      <style:graphic-properties draw:fill="none" draw:auto-grow-height="false" draw:auto-grow-width="false" draw:stroke="solid" draw:marker-end="TriangleMarker" draw:marker-end-width="1.953pt" svg:stroke-color="#000000" svg:stroke-width="0.03528cm"/>
    </style:style>
    <style:style style:family="paragraph" style:name="P80">
      <style:text-properties/>
      <style:paragraph-properties/>
    </style:style>
  </office:automatic-styles>
  <office:body>
    <office:presentation>
      <draw:page draw:name="Slide_1" draw:style-name="dp3" draw:master-page-name="_" presentation:presentation-page-layout-name="AL1">
        <draw:frame draw:style-name="gr2" svg:width="1.887cm" svg:height="1.695cm" svg:x="10.78cm" svg:y="4.881cm">
          <draw:text-box fo:min-height="1.695cm">
            <text:p text:style-name="P3"/>
          </draw:text-box>
        </draw:frame>
        <draw:frame draw:style-name="gr3" svg:width="2.954cm" svg:height="0.7193cm" svg:x="6.424cm" svg:y="8.806cm">
          <draw:text-box fo:min-height="0.7193cm">
            <text:p text:style-name="P4"/>
          </draw:text-box>
        </draw:frame>
        <draw:frame draw:style-name="gr4" svg:width="2.067cm" svg:height="0.5652cm" svg:x="7.181cm" svg:y="8.883cm">
          <draw:text-box fo:min-height="0.5652cm">
            <text:p text:style-name="P5"><text:span text:style-name="T1">• </text:span><text:span text:style-name="T2">• </text:span><text:span text:style-name="T3">•</text:span></text:p>
          </draw:text-box>
        </draw:frame>
        <draw:ellipse draw:style-name="gr5" svg:width="0.4881cm" svg:height="0.4881cm" svg:x="6.578cm" svg:y="8.922cm">
          <text:p text:style-name="P6"/>
        </draw:ellipse>
        <draw:ellipse draw:style-name="gr6" svg:width="0.4881cm" svg:height="0.4881cm" svg:x="7.181cm" svg:y="8.922cm">
          <text:p text:style-name="P7"/>
        </draw:ellipse>
        <draw:ellipse draw:style-name="gr7" svg:width="0.4881cm" svg:height="0.4881cm" svg:x="8.76cm" svg:y="8.922cm">
          <text:p text:style-name="P8"/>
        </draw:ellipse>
        <draw:frame draw:style-name="gr8" svg:width="2.954cm" svg:height="0.7193cm" svg:x="10.24cm" svg:y="8.819cm">
          <draw:text-box fo:min-height="0.7193cm">
            <text:p text:style-name="P9"/>
          </draw:text-box>
        </draw:frame>
        <draw:frame draw:style-name="gr9" svg:width="2.067cm" svg:height="0.5652cm" svg:x="11cm" svg:y="8.896cm">
          <draw:text-box fo:min-height="0.5652cm">
            <text:p text:style-name="P10"><text:span text:style-name="T4">• </text:span><text:span text:style-name="T5">• </text:span><text:span text:style-name="T6">•</text:span></text:p>
          </draw:text-box>
        </draw:frame>
        <draw:ellipse draw:style-name="gr10" svg:width="0.4881cm" svg:height="0.4881cm" svg:x="10.39cm" svg:y="8.934cm">
          <text:p text:style-name="P11"/>
        </draw:ellipse>
        <draw:ellipse draw:style-name="gr11" svg:width="0.4881cm" svg:height="0.4881cm" svg:x="11cm" svg:y="8.934cm">
          <text:p text:style-name="P12"/>
        </draw:ellipse>
        <draw:ellipse draw:style-name="gr12" svg:width="0.4881cm" svg:height="0.4881cm" svg:x="12.57cm" svg:y="8.934cm">
          <text:p text:style-name="P13"/>
        </draw:ellipse>
        <draw:frame draw:style-name="gr13" svg:width="2.954cm" svg:height="0.7193cm" svg:x="8.311cm" svg:y="11.02cm">
          <draw:text-box fo:min-height="0.7193cm">
            <text:p text:style-name="P14"/>
          </draw:text-box>
        </draw:frame>
        <draw:frame draw:style-name="gr14" svg:width="2.067cm" svg:height="0.5652cm" svg:x="9.068cm" svg:y="11.09cm">
          <draw:text-box fo:min-height="0.5652cm">
            <text:p text:style-name="P15"><text:span text:style-name="T7">• </text:span><text:span text:style-name="T8">• </text:span><text:span text:style-name="T9">•</text:span></text:p>
          </draw:text-box>
        </draw:frame>
        <draw:ellipse draw:style-name="gr15" svg:width="0.4881cm" svg:height="0.4881cm" svg:x="8.465cm" svg:y="11.13cm">
          <text:p text:style-name="P16"/>
        </draw:ellipse>
        <draw:ellipse draw:style-name="gr16" svg:width="0.4881cm" svg:height="0.4881cm" svg:x="9.068cm" svg:y="11.13cm">
          <text:p text:style-name="P17"/>
        </draw:ellipse>
        <draw:ellipse draw:style-name="gr17" svg:width="0.4881cm" svg:height="0.4881cm" svg:x="10.65cm" svg:y="11.13cm">
          <text:p text:style-name="P18"/>
        </draw:ellipse>
        <draw:frame draw:style-name="gr18" draw:transform="rotate(0.78540543560266551) translate(5.294cm,9.206cm)" svg:width="1.399cm" svg:height="0.8477cm">
          <draw:text-box fo:min-height="0.8477cm">
            <text:p text:style-name="P19"><text:span text:style-name="T10">e</text:span><text:span text:style-name="T11">s</text:span></text:p>
          </draw:text-box>
        </draw:frame>
        <draw:frame draw:style-name="gr19" draw:transform="rotate(0.78540543560266551) translate(9.221cm,9.191cm)" svg:width="1.4cm" svg:height="0.8477cm">
          <draw:text-box fo:min-height="0.8477cm">
            <text:p text:style-name="P20"><text:span text:style-name="T12">e</text:span><text:span text:style-name="T13">s</text:span></text:p>
          </draw:text-box>
        </draw:frame>
        <draw:frame draw:style-name="gr20" draw:transform="rotate(0.78540543560266551) translate(7.193cm,11.45cm)" svg:width="1.403cm" svg:height="0.8477cm">
          <draw:text-box fo:min-height="0.8477cm">
            <text:p text:style-name="P21"><text:span text:style-name="T14">h</text:span><text:span text:style-name="T15">s</text:span></text:p>
          </draw:text-box>
        </draw:frame>
        <draw:frame draw:style-name="gr21" svg:width="2.877cm" svg:height="0.8477cm" svg:x="6.461cm" svg:y="7.27cm">
          <draw:text-box fo:min-height="0.8477cm">
            <text:p text:style-name="P22"><text:span text:style-name="T16">ResNet</text:span></text:p>
          </draw:text-box>
        </draw:frame>
        <draw:frame draw:style-name="gr22" svg:width="3.03cm" svg:height="0.8477cm" svg:x="10.21cm" svg:y="7.27cm">
          <draw:text-box fo:min-height="0.8477cm">
            <text:p text:style-name="P23"><text:span text:style-name="T17">ResNet</text:span></text:p>
          </draw:text-box>
        </draw:frame>
        <draw:line draw:style-name="gr23" svg:x1="11.72cm" svg:x2="7.864cm" svg:y1="10.22cm" svg:y2="10.22cm">
          <text:p text:style-name="P24"/>
        </draw:line>
        <draw:line draw:style-name="gr24" svg:x1="16.33cm" svg:x2="16.33cm" svg:y1="9.951cm" svg:y2="9.485cm">
          <text:p text:style-name="P25"/>
        </draw:line>
        <draw:line draw:style-name="gr25" svg:x1="9.736cm" svg:x2="9.736cm" svg:y1="11.89cm" svg:y2="12.53cm">
          <text:p text:style-name="P26"/>
        </draw:line>
        <draw:line draw:style-name="gr26" svg:x1="7.927cm" svg:x2="7.927cm" svg:y1="6.814cm" svg:y2="7.27cm">
          <text:p text:style-name="P27"/>
        </draw:line>
        <draw:line draw:style-name="gr27" svg:x1="24.42cm" svg:x2="24.42cm" svg:y1="6.314cm" svg:y2="8.617cm">
          <text:p text:style-name="P28"/>
        </draw:line>
        <draw:frame draw:style-name="gr28" svg:width="3.043cm" svg:height="1.44cm" svg:x="8.312cm" svg:y="12.34cm">
          <draw:text-box fo:min-height="1.44cm">
            <text:p text:style-name="P29"><text:span text:style-name="T18">encoder LSTM</text:span></text:p>
          </draw:text-box>
        </draw:frame>
        <draw:frame draw:style-name="gr29" svg:width="1.887cm" svg:height="1.695cm" svg:x="6.983cm" svg:y="4.881cm">
          <draw:text-box fo:min-height="1.695cm">
            <text:p text:style-name="P30"/>
          </draw:text-box>
        </draw:frame>
        <draw:frame draw:style-name="gr30" svg:width="1.065cm" svg:height="0.968cm" svg:x="7.369cm" svg:y="5.245cm">
          <draw:text-box fo:min-height="0.968cm">
            <text:p text:style-name="P31"/>
          </draw:text-box>
        </draw:frame>
        <draw:frame draw:style-name="gr31" svg:width="6.369cm" svg:height="1.017cm" svg:x="6.552cm" svg:y="3.621cm">
          <draw:text-box fo:min-height="1.017cm">
            <text:p text:style-name="P32"><text:span text:style-name="T19">SENDER</text:span></text:p>
          </draw:text-box>
        </draw:frame>
        <draw:frame draw:style-name="gr32" svg:width="2.954cm" svg:height="0.7193cm" svg:x="14.9cm" svg:y="8.766cm">
          <draw:text-box fo:min-height="0.7193cm">
            <text:p text:style-name="P33"/>
          </draw:text-box>
        </draw:frame>
        <draw:frame draw:style-name="gr33" svg:width="2.067cm" svg:height="0.5652cm" svg:x="15.66cm" svg:y="8.843cm">
          <draw:text-box fo:min-height="0.5652cm">
            <text:p text:style-name="P34"><text:span text:style-name="T20">• </text:span><text:span text:style-name="T21">• </text:span><text:span text:style-name="T22">•</text:span></text:p>
          </draw:text-box>
        </draw:frame>
        <draw:ellipse draw:style-name="gr34" svg:width="0.4881cm" svg:height="0.4881cm" svg:x="15.06cm" svg:y="8.882cm">
          <text:p text:style-name="P35"/>
        </draw:ellipse>
        <draw:ellipse draw:style-name="gr35" svg:width="0.4881cm" svg:height="0.4881cm" svg:x="15.66cm" svg:y="8.882cm">
          <text:p text:style-name="P36"/>
        </draw:ellipse>
        <draw:ellipse draw:style-name="gr36" svg:width="0.4881cm" svg:height="0.4881cm" svg:x="17.24cm" svg:y="8.882cm">
          <text:p text:style-name="P37"/>
        </draw:ellipse>
        <draw:frame draw:style-name="gr37" svg:width="2.954cm" svg:height="0.7193cm" svg:x="18.72cm" svg:y="8.778cm">
          <draw:text-box fo:min-height="0.7193cm">
            <text:p text:style-name="P38"/>
          </draw:text-box>
        </draw:frame>
        <draw:frame draw:style-name="gr38" svg:width="2.067cm" svg:height="0.5652cm" svg:x="19.47cm" svg:y="8.855cm">
          <draw:text-box fo:min-height="0.5652cm">
            <text:p text:style-name="P39"><text:span text:style-name="T23">• </text:span><text:span text:style-name="T24">• </text:span><text:span text:style-name="T25">•</text:span></text:p>
          </draw:text-box>
        </draw:frame>
        <draw:ellipse draw:style-name="gr39" svg:width="0.4881cm" svg:height="0.4881cm" svg:x="18.87cm" svg:y="8.894cm">
          <text:p text:style-name="P40"/>
        </draw:ellipse>
        <draw:ellipse draw:style-name="gr40" svg:width="0.4881cm" svg:height="0.4881cm" svg:x="19.47cm" svg:y="8.894cm">
          <text:p text:style-name="P41"/>
        </draw:ellipse>
        <draw:ellipse draw:style-name="gr41" svg:width="0.4881cm" svg:height="0.4881cm" svg:x="21.05cm" svg:y="8.894cm">
          <text:p text:style-name="P42"/>
        </draw:ellipse>
        <draw:frame draw:style-name="gr42" draw:transform="rotate(0.78540543560266551) translate(13.77cm,9.168cm)" svg:width="1.402cm" svg:height="0.8477cm">
          <draw:text-box fo:min-height="0.8477cm">
            <text:p text:style-name="P43"><text:span text:style-name="T26">e</text:span><text:span text:style-name="T27">r</text:span></text:p>
          </draw:text-box>
        </draw:frame>
        <draw:frame draw:style-name="gr43" draw:transform="rotate(0.78540543560266551) translate(17.7cm,9.154cm)" svg:width="1.404cm" svg:height="0.8477cm">
          <draw:text-box fo:min-height="0.8477cm">
            <text:p text:style-name="P44"><text:span text:style-name="T28">e</text:span><text:span text:style-name="T29">r</text:span></text:p>
          </draw:text-box>
        </draw:frame>
        <draw:frame draw:style-name="gr44" svg:width="2.878cm" svg:height="0.8477cm" svg:x="14.94cm" svg:y="7.23cm">
          <draw:text-box fo:min-height="0.8477cm">
            <text:p text:style-name="P45"><text:span text:style-name="T30">ResNet</text:span></text:p>
          </draw:text-box>
        </draw:frame>
        <draw:frame draw:style-name="gr45" svg:width="3.031cm" svg:height="0.8477cm" svg:x="18.69cm" svg:y="7.23cm">
          <draw:text-box fo:min-height="0.8477cm">
            <text:p text:style-name="P46"><text:span text:style-name="T31">ResNet</text:span></text:p>
          </draw:text-box>
        </draw:frame>
        <draw:line draw:style-name="gr46" svg:x1="20.06cm" svg:x2="16.5cm" svg:y1="10.18cm" svg:y2="10.18cm">
          <text:p text:style-name="P47"/>
        </draw:line>
        <draw:ellipse draw:style-name="gr47" svg:width="1.196cm" svg:height="1.196cm" svg:x="11.12cm" svg:y="5.143cm">
          <text:p text:style-name="P48"/>
        </draw:ellipse>
        <draw:frame draw:style-name="gr48" svg:width="10.5cm" svg:height="1.017cm" svg:x="15.03cm" svg:y="3.581cm">
          <draw:text-box fo:min-height="1.017cm">
            <text:p text:style-name="P49"><text:span text:style-name="T32">RECEIVER</text:span></text:p>
          </draw:text-box>
        </draw:frame>
        <draw:frame draw:style-name="gr49" svg:width="3.059cm" svg:height="1.44cm" svg:x="22.89cm" svg:y="4.968cm">
          <draw:text-box fo:min-height="1.44cm">
            <text:p text:style-name="P50"><text:span text:style-name="T33">decoder LSTM</text:span></text:p>
          </draw:text-box>
        </draw:frame>
        <draw:frame draw:style-name="gr50" svg:width="2.954cm" svg:height="0.7193cm" svg:x="22.92cm" svg:y="8.757cm">
          <draw:text-box fo:min-height="0.7193cm">
            <text:p text:style-name="P51"/>
          </draw:text-box>
        </draw:frame>
        <draw:frame draw:style-name="gr51" svg:width="2.067cm" svg:height="0.5652cm" svg:x="23.68cm" svg:y="8.834cm">
          <draw:text-box fo:min-height="0.5652cm">
            <text:p text:style-name="P52"><text:span text:style-name="T34">• </text:span><text:span text:style-name="T35">• </text:span><text:span text:style-name="T36">•</text:span></text:p>
          </draw:text-box>
        </draw:frame>
        <draw:ellipse draw:style-name="gr52" svg:width="0.4881cm" svg:height="0.4881cm" svg:x="23.08cm" svg:y="8.872cm">
          <text:p text:style-name="P53"/>
        </draw:ellipse>
        <draw:ellipse draw:style-name="gr53" svg:width="0.4881cm" svg:height="0.4881cm" svg:x="23.68cm" svg:y="8.872cm">
          <text:p text:style-name="P54"/>
        </draw:ellipse>
        <draw:ellipse draw:style-name="gr54" svg:width="0.4881cm" svg:height="0.4881cm" svg:x="25.26cm" svg:y="8.872cm">
          <text:p text:style-name="P55"/>
        </draw:ellipse>
        <draw:frame draw:style-name="gr55" draw:transform="rotate(0.78540543560266551) translate(21.95cm,9.141cm)" svg:width="1.405cm" svg:height="0.8477cm">
          <draw:text-box fo:min-height="0.8477cm">
            <text:p text:style-name="P56"><text:span text:style-name="T37">e</text:span><text:span text:style-name="T38">r</text:span></text:p>
          </draw:text-box>
        </draw:frame>
        <draw:line draw:style-name="gr56" svg:x1="24.41cm" svg:x2="20.37cm" svg:y1="10.18cm" svg:y2="10.18cm">
          <text:p text:style-name="P57"/>
        </draw:line>
        <draw:ellipse draw:style-name="gr57" svg:width="0.4875cm" svg:height="0.4875cm" svg:x="16.09cm" svg:y="9.951cm">
          <text:p text:style-name="P58"/>
        </draw:ellipse>
        <draw:line draw:style-name="gr58" svg:x1="20.19cm" svg:x2="16.34cm" svg:y1="11.03cm" svg:y2="11.03cm">
          <text:p text:style-name="P59"/>
        </draw:line>
        <draw:line draw:style-name="gr59" svg:x1="24.42cm" svg:x2="20.06cm" svg:y1="11.02cm" svg:y2="11.02cm">
          <text:p text:style-name="P60"/>
        </draw:line>
        <draw:ellipse draw:style-name="gr60" svg:width="0.4875cm" svg:height="0.4875cm" svg:x="19.97cm" svg:y="10.78cm">
          <text:p text:style-name="P61"/>
        </draw:ellipse>
        <draw:frame draw:style-name="gr61" draw:transform="rotate(0.78540543560266551) translate(23.41cm,6.814cm)" svg:width="1.409cm" svg:height="0.8477cm">
          <draw:text-box fo:min-height="0.8477cm">
            <text:p text:style-name="P62"><text:span text:style-name="T39">h</text:span><text:span text:style-name="T40">r</text:span></text:p>
          </draw:text-box>
        </draw:frame>
        <draw:frame draw:style-name="gr62" svg:width="3.051cm" svg:height="0.8477cm" svg:x="16.76cm" svg:y="11.68cm">
          <draw:text-box fo:min-height="0.8477cm">
            <text:p text:style-name="P63"><text:span text:style-name="T41">softmax</text:span></text:p>
          </draw:text-box>
        </draw:frame>
        <draw:line draw:style-name="gr63" svg:x1="11.75cm" svg:x2="11.75cm" svg:y1="6.814cm" svg:y2="7.27cm">
          <text:p text:style-name="P64"/>
        </draw:line>
        <draw:line draw:style-name="gr64" svg:x1="7.901cm" svg:x2="7.901cm" svg:y1="8.161cm" svg:y2="8.617cm">
          <text:p text:style-name="P65"/>
        </draw:line>
        <draw:line draw:style-name="gr65" svg:x1="11.75cm" svg:x2="11.75cm" svg:y1="8.118cm" svg:y2="8.574cm">
          <text:p text:style-name="P66"/>
        </draw:line>
        <draw:line draw:style-name="gr66" svg:x1="9.736cm" svg:x2="9.736cm" svg:y1="10.21cm" svg:y2="10.78cm">
          <text:p text:style-name="P67"/>
        </draw:line>
        <draw:line draw:style-name="gr67" svg:x1="11.72cm" svg:x2="11.72cm" svg:y1="9.538cm" svg:y2="10.24cm">
          <text:p text:style-name="P68"/>
        </draw:line>
        <draw:line draw:style-name="gr68" svg:x1="7.898cm" svg:x2="7.898cm" svg:y1="9.508cm" svg:y2="10.21cm">
          <text:p text:style-name="P69"/>
        </draw:line>
        <draw:frame draw:style-name="gr69" svg:width="1.887cm" svg:height="1.695cm" svg:x="15.39cm" svg:y="4.847cm">
          <draw:text-box fo:min-height="1.695cm">
            <text:p text:style-name="P70"/>
          </draw:text-box>
        </draw:frame>
        <draw:ellipse draw:style-name="gr70" svg:width="1.196cm" svg:height="1.196cm" svg:x="15.73cm" svg:y="5.109cm">
          <text:p text:style-name="P71"/>
        </draw:ellipse>
        <draw:frame draw:style-name="gr71" svg:width="1.887cm" svg:height="1.695cm" svg:x="19.25cm" svg:y="4.877cm">
          <draw:text-box fo:min-height="1.695cm">
            <text:p text:style-name="P72"/>
          </draw:text-box>
        </draw:frame>
        <draw:frame draw:style-name="gr72" svg:width="1.065cm" svg:height="0.968cm" svg:x="19.63cm" svg:y="5.24cm">
          <draw:text-box fo:min-height="0.968cm">
            <text:p text:style-name="P73"/>
          </draw:text-box>
        </draw:frame>
        <draw:line draw:style-name="gr73" svg:x1="16.38cm" svg:x2="16.38cm" svg:y1="6.774cm" svg:y2="7.23cm">
          <text:p text:style-name="P74"/>
        </draw:line>
        <draw:line draw:style-name="gr74" svg:x1="20.23cm" svg:x2="20.23cm" svg:y1="6.774cm" svg:y2="7.23cm">
          <text:p text:style-name="P75"/>
        </draw:line>
        <draw:line draw:style-name="gr75" svg:x1="16.38cm" svg:x2="16.38cm" svg:y1="8.148cm" svg:y2="8.604cm">
          <text:p text:style-name="P76"/>
        </draw:line>
        <draw:line draw:style-name="gr76" svg:x1="20.23cm" svg:x2="20.23cm" svg:y1="8.104cm" svg:y2="8.56cm">
          <text:p text:style-name="P77"/>
        </draw:line>
        <draw:line draw:style-name="gr77" draw:transform="" svg:x1="3.07cm" svg:x2="3.07cm" svg:y1="6.546cm" svg:y2="6.718cm"/>
        <draw:line draw:style-name="gr78" draw:transform="" svg:x1="3.07cm" svg:x2="3.07cm" svg:y1="6.718cm" svg:y2="6.546cm"/>
        <draw:line draw:style-name="gr79" draw:transform="" svg:x1="4.595cm" svg:x2="4.595cm" svg:y1="7.896cm" svg:y2="7.723cm"/>
        <draw:line draw:style-name="gr80" draw:transform="" svg:x1="4.595cm" svg:x2="4.595cm" svg:y1="7.723cm" svg:y2="7.896cm"/>
        <draw:line draw:style-name="gr81" svg:x1="20.21cm" svg:x2="20.21cm" svg:y1="10.78cm" svg:y2="9.508cm">
          <text:p text:style-name="P78"/>
        </draw:line>
        <draw:line draw:style-name="gr82" draw:transform="" svg:x1="16.94cm" svg:x2="17.7cm" svg:y1="-3.733cm" svg:y2="-3.352cm"/>
        <draw:line draw:style-name="gr83" svg:x1="16.34cm" svg:x2="16.34cm" svg:y1="10.46cm" svg:y2="11.03cm">
          <text:p text:style-name="P79"/>
        </draw:line>
        <draw:line draw:style-name="gr84" svg:x1="18.28cm" svg:x2="18.28cm" svg:y1="11.05cm" svg:y2="11.74cm">
          <text:p text:style-name="P80"/>
        </draw:lin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